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1000003F8AFD2B51BE620F9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103cm" svg:height="8.601cm" svg:x="1.644cm" svg:y="1.07cm">
            <draw:image xlink:href="Pictures/10000201000002D1000003F8AFD2B51BE620F98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.644cm" svg:y="9.67cm">
            <draw:image xlink:href="Pictures/10000201000002D1000003F8AFD2B51BE620F98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.644cm" svg:y="18.27cm">
            <draw:image xlink:href="Pictures/10000201000002D1000003F8AFD2B51BE620F98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1.07cm">
            <draw:image xlink:href="Pictures/10000201000002D1000003F8AFD2B51BE620F98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9.67cm">
            <draw:image xlink:href="Pictures/10000201000002D1000003F8AFD2B51BE620F98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7.744cm" svg:y="18.27cm">
            <draw:image xlink:href="Pictures/10000201000002D1000003F8AFD2B51BE620F98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1.07cm">
            <draw:image xlink:href="Pictures/10000201000002D1000003F8AFD2B51BE620F98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9.67cm">
            <draw:image xlink:href="Pictures/10000201000002D1000003F8AFD2B51BE620F987.png" xlink:type="simple" xlink:show="embed" xlink:actuate="onLoad" loext:mime-type="image/png">
              <text:p/>
            </draw:image>
          </draw:frame>
          <draw:frame draw:style-name="gr1" draw:text-style-name="P1" draw:layer="layout" svg:width="6.103cm" svg:height="8.601cm" svg:x="13.844cm" svg:y="18.27cm">
            <draw:image xlink:href="Pictures/10000201000002D1000003F8AFD2B51BE620F987.png" xlink:type="simple" xlink:show="embed" xlink:actuate="onLoad" loext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3T14:23:25.325515886</meta:creation-date>
    <meta:print-date>2024-01-24T14:51:45.679312820</meta:print-date>
    <dc:date>2024-01-24T14:51:32.551455214</dc:date>
    <meta:editing-duration>PT55M1S</meta:editing-duration>
    <meta:editing-cycles>8</meta:editing-cycles>
    <meta:generator>LibreOffice/6.4.7.2$Linux_X86_64 LibreOffice_project/40$Build-2</meta:generator>
    <meta:document-statistic meta:object-count="10"/>
  </office:meta>
</office:document-meta>
</file>